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552F7DFC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center" style:justify-single-word="false"/>
      <style:text-properties style:font-name="HP Simplified W01 Bold1" fo:font-size="26pt" fo:font-weight="normal" style:font-size-asian="26pt" style:font-weight-asian="normal" style:font-size-complex="26pt" style:font-weight-complex="normal"/>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1">
      <style:paragraph-properties fo:text-align="justify" style:justify-single-word="false"/>
      <style:text-properties officeooo:paragraph-rsid="0070b79c"/>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1">
      <style:paragraph-properties fo:text-align="justify" style:justify-single-word="false"/>
      <style:text-properties style:font-name="HP Simplified W01 Regular1" fo:font-size="14pt" fo:font-weight="bold" style:font-size-asian="14pt" style:font-weight-asian="bold" style:font-size-complex="14pt" style:font-weight-complex="bold"/>
    </style:style>
    <style:style style:name="P7" style:family="paragraph" style:parent-style-name="Text_20_body" style:list-style-name="L1">
      <style:paragraph-properties fo:text-align="justify" style:justify-single-word="false"/>
      <style:text-properties fo:font-weight="bold" style:font-weight-asian="bold" style:font-weight-complex="bold"/>
    </style:style>
    <style:style style:name="P8" style:family="paragraph" style:parent-style-name="Text_20_body" style:list-style-name="L3">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Text_20_body" style:list-style-name="L2">
      <style:paragraph-properties fo:margin-left="0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style:font-name="HP Simplified W01 Regular1" fo:font-size="12pt" fo:font-weight="bold" style:font-size-asian="12pt" style:font-weight-asian="bold" style:font-size-complex="12pt" style:font-weight-complex="bold"/>
    </style:style>
    <style:style style:name="T3" style:family="text">
      <style:text-properties style:font-name="HP Simplified W01 Regular1" fo:font-size="12pt" fo:font-weight="normal" style:font-size-asian="12pt" style:font-weight-asian="normal" style:font-size-complex="12pt" style:font-weight-complex="normal"/>
    </style:style>
    <style:style style:name="T4" style:family="text">
      <style:text-properties style:font-name="HP Simplified W01 Regular1"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59756456334836425" text:style-name="L1">
        <text:list-header>
          <text:p text:style-name="P2">Miscellaneous News</text:p>
          <text:p text:style-name="P3"/>
        </text:list-header>
        <text:list-item>
          <text:p text:style-name="P6">Explained: How Pak Taliban grew and grew</text:p>
          <text:p text:style-name="P3"><text:span text:style-name="Strong_20_Emphasis"><text:span text:style-name="T1">Who are the Pakistani Taliban?</text:span></text:span></text:p>
          <text:p text:style-name="P3">Tehrik-e-Taliban Pakistan is a loose and divided umbrella organisation that once represented roughly 30 groups of militants. The group was founded in 2007 by jihadi commander Baitullah Mehsud, and for years it and its allied groups, including al-Qaeda, have been based in the Pashtun tribal areas in northwestern Pakistan. Many Pakistani Taliban commanders fought in Afghanistan as part of the movement that swept to power in Kabul. When American forces ousted that movement in 2001, many of its leaders fled to Pakistan. The Pakistanis among them played host to their Afghan counterparts. Under pressure by the US, the Pakistani army made tentative efforts to dismantle those sanctuaries in 2003 and 2004, but it was too late. The tribal militiamen, radicalised by their Qaeda guests, chafed under the army’s attempts to impose control. The Taliban started to attack Pakistani security forces and government, and soon openly declared their goal of imposing their will across Pakistan.</text:p>
          <text:p text:style-name="P7">What relationship do the Pakistani Taliban have to the Afghan Taliban? </text:p>
          <text:p text:style-name="P3">The group owes allegiance to Afghan Taliban leader Mullah Mohammed Omar, and cooperates closely with the Afghan movement in its insurgency in Afghanistan, providing men, logistics and rear bases for the Afghan Taliban. It has trained and dispatched hundreds of suicide bombers from Pakistan’s tribal areas. The movement shares a close relationship with the Haqqani Network, the most hardcore affiliate of the Afghan Taliban. The groups also cooperate with Qaeda operatives, including Ayman al-Zawahiri. The Pakistani military intelligence agency has long provided support for the Afghan-focused Taliban, even while trying to fight the Pakistani Taliban in recent years.</text:p>
          <text:p text:style-name="P7">What is the state of the Pakistani Taliban’s leadership?</text:p>
          <text:p text:style-name="P3">The Pakistani Taliban group is now nominally led by Maulana Fazlullah, a jihadi leader thought to be in hiding on the Afghan side. But the organisation has been under pressure from a military offensive in North Waziristan since June 2014, and the main group has suffered at least two major schisms and several bouts of deadly infighting. Fazlullah was seen as a possible peacemaker within Pakistan’s militant firmament when he was chosen to lead the Taliban after the previous leader, Hakimullah Mehsud, was killed in an American airstrike in November 2013. The founder, Baitullah Mehsud, had been killed in a US drone strike in 2009.</text:p>
          <text:p text:style-name="P3"/>
        </text:list-item>
        <text:list-item>
          <text:p text:style-name="P6">Explained: Explained: Dammed if you do</text:p>
          <text:p text:style-name="P4"><text:span text:style-name="Strong_20_Emphasis"><text:span text:style-name="T2">How did the Supreme Court start examining the link between hydropower projects and the 2013 natural disaster in Uttarakhand?</text:span></text:span></text:p>
          <text:p text:style-name="P4"><text:span text:style-name="T3">In August 2013, two months after the devastating floods and mudslides, a Supreme Court bench of Justices K S Radhakrishnan and Dipak Misra, in the case of Alaknanda Hydro Power Co. Ltd vs Anuj Joshi, directed the union Ministry of Environment and Forests (MoEF)</text:span><text:span text:style-name="T4"> </text:span><text:span text:style-name="T3">and the government of Uttarakhand not to grant any environmental or forest clearances </text:span><text:soft-page-break/><text:span text:style-name="T3">for hydropower projects in the state until further orders. The court directed MoEF to set up a body of experts to determine the extent to which the projects had contributed to environmental degradation and the calamity of June 2013, and to examine a report by the Wildlife Institute of India, which, asked for a cumulative assessment of hydropower projects in Uttarakhand, had recommended cancellation of 24 projects for impacting biodiversity in their areas.</text:span></text:p>
        </text:list-item>
      </text:list>
      <text:p text:style-name="P1"><draw:frame draw:style-name="fr1" draw:name="Image1" text:anchor-type="paragraph" svg:x="2.706cm" svg:y="0.318cm" svg:width="9.366cm" svg:height="9.022cm" draw:z-index="0"><draw:image xlink:href="Pictures/1000020100000162000001552F7DFC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4843149042124703466" text:style-name="L2">
        <text:list-header>
          <text:p text:style-name="P5"><text:span text:style-name="Strong_20_Emphasis">What and where are these 24 projects mentioned in the WII report?</text:span></text:p>
          <text:p text:style-name="P5">In the Alaknanda and Bhagirathi sub-basins, mainly in the districts of Chamoli, Uttarkashi, Pauri and Tehri Garhwal. The total installed capacity of these projects is 3,065 MW. Some major projects in the list are: Kotli Bhel II (530 MW, on Ganga river, district Pauri); Bhairon Ghati (381 MW, on Bhagirathi river, district Uttarkashi); Kotli Bhel IB (320 MW, on Alaknanda river, district Pauri); Alaknanda (300 MW, on Alaknanda river, district Chamoli); Tamak Lata (280 MW, on Dhauli Ganga river, district Chamoli); Kotli Bhel IA (195 MW, on Bhagirathi river, district Pauri); Lata Tapovan (171 MW, on Dhauli Ganga river, district Chamoli); Karmali (140 MW, on Jadh Ganga river, district Uttarkashi); Jelam Tamak (128 MW, on Dhauli Ganga river, district Chamoli); and Maleri Jelam (114 MW, on Dhauli Ganga river, district Chamoli).</text:p>
          <text:p text:style-name="P5"><text:span text:style-name="Strong_20_Emphasis">What happened after the Supreme Court order?</text:span></text:p>
          <text:p text:style-name="P5">On October 15, 2013, MoEF constituted an expert body headed by Prof Ravi Chopra, director, People’s Science Institute, Dehradun. The Chopra committee said the construction of multiple dams affected riverine biodiversity, and small but significant rivers should be protected by law (as in Himachal Pradesh) as pristine rivers. The committee recommended that all rivers in Uttarakhand should have designated Eco-Sensitive Zones. It concluded that all 24 hydroelectric power projects identified by WII would have significant impact on biodiversity.</text:p>
          <text:p text:style-name="P5"><text:span text:style-name="Strong_20_Emphasis">Was the report unanimous?</text:span></text:p>
          <text:p text:style-name="P5">Two members, A B Pandya, chairman of the Central Water Commission, and S D Dubey, chief engineer, Central Electricity Authority, submitted a separate report to MoEF, <text:soft-page-break/>disagreeing with the majority view that linked hydropower projects with the Uttarakhand tragedy. They said the disaster was due to inherent geological and geomorphological character of the area, and had nothing to do with hydropower structures. Ajay Verma, chief engineer of the state irrigation department, too gave a note of dissent, virtually agreeing with Pandya and Dubey.</text:p>
          <text:p text:style-name="P5"><text:span text:style-name="Strong_20_Emphasis">What line has the Centre taken?</text:span></text:p>
          <text:p text:style-name="P5">The union Ministry of Environment, Forests and Climate Change filed an affidavit in the apex court earlier this month, conceding that hydropower projects did have “direct and indirect impact in the aggravation of (the) floods” of 2013, caused “irreversible damage” to the environment, and increased the possibility of landslides.</text:p>
          <text:list>
            <text:list-item>
              <text:list>
                <text:list-item>
                  <text:list>
                    <text:list-header>
                      <text:p text:style-name="P9"><text:span text:style-name="Strong_20_Emphasis"><text:s/><text:tab/>What is the Uttarakhand government’s position?</text:span></text:p>
                    </text:list-header>
                  </text:list>
                </text:list-item>
              </text:list>
            </text:list-item>
          </text:list>
          <text:p text:style-name="P5">It rejects the report of the expert body, saying it is not above statutory provisions, its composition was not proper, and that it ignores many significant aspects of the impact of hydroelectric projects, which are non-polluting and renewable sources of energy, and essential to meet shortages. Besides, studies by the Geological Survey of India, Ministry of Water Resources, Central Electricity Authority and Central Water Commission have said that the disaster was not because of the projects. Uttarakhand also points out that a consortium of seven IITs, when asked to reconcile the reports of the WII, the Chopra committee and the dissenters, said that while none of the power projects in Uttarakhand were designed to withstand major floods, there was no evidence to suggest that these projects had contributed to the 2013 flooding.</text:p>
          <text:p text:style-name="P5"/>
        </text:list-header>
      </text:list>
      <text:list xml:id="list2430143739459158104" text:style-name="L3">
        <text:list-item>
          <text:p text:style-name="P8">Explained: The law &amp; political stakes</text:p>
        </text:list-item>
      </text:list>
      <text:list xml:id="list142309217167980" text:continue-list="list4843149042124703466" text:style-name="L2">
        <text:list-header>
          <text:p text:style-name="P5">The Santhal Pargana Tenancy Act that protects the land rights of Jharkhand’s Santhal tribe has become a much talked-about issue in these Assembly polls, with JMM and Congress pointing finger at BJP</text:p>
          <text:p text:style-name="P5"><text:span text:style-name="Strong_20_Emphasis">What is the Santhal Pargana Tenancy Act?</text:span></text:p>
        </text:list-header>
      </text:list>
      <text:p text:style-name="P1">The Santhal Pargana Tenancy Act, 1949 is the first codified law of tenancy in Santhal Pargana division of Jharkhand. When enacted, it supplemented existing British-era tenancy laws and codified some of the customary laws relating to land.</text:p>
      <text:p text:style-name="P1"><text:span text:style-name="Strong_20_Emphasis">Where is Santhal Pargana?</text:span></text:p>
      <text:p text:style-name="P1">Santhal Pargana comprises six districts in the north-eastern part of Jharkhand: Dumka, Deoghar, Godda, Pakur, Sahi-bganj and Jamtara. Dumka is also the sub-capital of the state.</text:p>
      <text:p text:style-name="P1"><text:span text:style-name="Strong_20_Emphasis">What the SPT Act stands for?</text:span></text:p>
      <text:p text:style-name="P1">The Act’s defining point is its Section 20: except in a few instances, it bans all transfers of land.</text:p>
      <text:p text:style-name="P1"><text:span text:style-name="Strong_20_Emphasis">Why is it in news?</text:span></text:p>
      <text:p text:style-name="P1">CM Hemant Soren began talking of the tenancy acts of the state, especially the SPT Act, in his campaign meetings, alleging that the Narendra Modi government was trying to scrap them. He claimed the state’s tenancy acts were part of a list being circulated by the Law Ministry, exploring the possibility of scrapping them. The JMM has succeeded in whipping up such a paranoia that PM Modi was forced to clarify on December 15 during a campaign <text:soft-page-break/>rally in Dumka that “no one is capable of taking away your land”. The Congress too, seemed to get the efficacy of CM Soren’s strategy: party vice-president Rahul Gandhi at a rally had apprehended that the SPT Act was under threat.</text:p>
      <text:p text:style-name="P1"><text:span text:style-name="Strong_20_Emphasis">Why is JMM raising the issue?</text:span></text:p>
      <text:p text:style-name="P1">Sixteen of 18 seats in the region would vote in the final phase of Assembly elections. BJP has been considered weak in Santhal Pragana and in 2009 it had won only two seats from the region. The party has been looking for polarisation as it identified that JMM’s strength in the region was a social coalition between adivasis (38 per cent) and Muslims (18-20 per cent). This had helped JMM win 10 seats in Santhal Pragana  in 2009. With BJP eyeing educated tribal youth this time, JMM has come up with its own polarisation plan.</text:p>
      <text:p text:style-name="P1"><text:span text:style-name="Strong_20_Emphasis">How important is the Act?</text:span></text:p>
      <text:p text:style-name="P1">Hemant Soren has made the “moolraiyats (natives)” of Santhal Pargana paranoid of losing their most fundamental identity — land. The colonial administration understood the need for a law providing special considerations to Santhal Pragana  after the Hul —  Santhal rebellion — of 1855. Thou-gh the revolt was against administrators, the root of the problem was the exploitation of the tribals by traders and moneylenders — mostly outsiders, pejoratively called the diku by the Santhals. Adivasis had been robbed of their lands by the dikus, who now form BJP’s votebank. This history of exploitation has been the reason why the SPT Act is considered above the Chotanagpur Tenancy Act — the other tenancy law in the state in effect everywhere except the Santhal division. The CNT Act only restricts the sale of adivasi and Dalit land, and allows transfer of land between adivasis residing within the same police station and Dalits from the same district.</text:p>
      <text:p text:style-name="P1"><text:span text:style-name="Strong_20_Emphasis">Is JMM’s strategy working?</text:span></text:p>
      <text:p text:style-name="P1">Hemant Soren has dragged Santhal Pargana back to an ancient conflict: campaigning at Dumka once, he claimed “rivers of blood” will flow if the SPT Act is tinkered with. He has never missed an opportunity to say that BJP is a party of traders and its leaders are “from Gujarat and Hary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style:font-name="Courier 10 Pitch" fo:font-family="'Courier 10 Pitch'" style:font-pitch="fixed"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42:28.225147323</meta:creation-date>
    <meta:generator>LibreOffice/4.3.2.2$Linux_X86_64 LibreOffice_project/430m0$Build-2</meta:generator>
    <dc:date>2014-12-21T14:23:08.356195304</dc:date>
    <meta:editing-duration>PT2H46M22S</meta:editing-duration>
    <meta:editing-cycles>143</meta:editing-cycles>
    <meta:document-statistic meta:table-count="0" meta:image-count="1" meta:object-count="0" meta:page-count="4" meta:paragraph-count="39" meta:word-count="1639" meta:character-count="10163" meta:non-whitespace-character-count="8564"/>
  </office:meta>
</office:document-meta>
</file>